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cfw MicroIDE function char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otor with pulse 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ncoder 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counter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 for In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f in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 style:data-style-name="N2" text:time-value="11:21:53.3102887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9M17S</meta:editing-duration>
    <meta:editing-cycles>2</meta:editing-cycles>
    <meta:generator>LibreOffice/5.2.5.1$Linux_X86_64 LibreOffice_project/20m0$Build-1</meta:generator>
    <dc:date>2017-05-08T14:13:02.789848794</dc:date>
    <meta:document-statistic meta:table-count="2" meta:cell-count="149" meta:object-count="0"/>
  </office:meta>
</office:document-meta>
</file>